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454cm" fo:margin-left="0.019cm" fo:margin-right="-0.012cm" style:page-number="auto" table:align="margins" style:writing-mode="lr-tb"/>
    </style:style>
    <style:style style:name="Table1.A" style:family="table-column">
      <style:table-column-properties style:column-width="2.374cm" style:rel-column-width="1346*"/>
    </style:style>
    <style:style style:name="Table1.B" style:family="table-column">
      <style:table-column-properties style:column-width="4.376cm" style:rel-column-width="2481*"/>
    </style:style>
    <style:style style:name="Table1.C" style:family="table-column">
      <style:table-column-properties style:column-width="4.036cm" style:rel-column-width="2288*"/>
    </style:style>
    <style:style style:name="Table1.D" style:family="table-column">
      <style:table-column-properties style:column-width="1.425cm" style:rel-column-width="808*"/>
    </style:style>
    <style:style style:name="Table1.E" style:family="table-column">
      <style:table-column-properties style:column-width="2.544cm" style:rel-column-width="1442*"/>
    </style:style>
    <style:style style:name="Table1.F" style:family="table-column">
      <style:table-column-properties style:column-width="3.699cm" style:rel-column-width="2097*"/>
    </style:style>
    <style:style style:name="Table1.1" style:family="table-row">
      <style:table-row-properties style:min-row-height="2.491cm" style:keep-together="false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.2" style:family="table-row">
      <style:table-row-properties style:min-row-height="0.49cm" style:keep-together="false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.3" style:family="table-row">
      <style:table-row-properties style:min-row-height="0.882cm" style:keep-together="false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5" style:family="table-row">
      <style:table-row-properties style:min-row-height="0.395cm" style:keep-together="false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7" style:family="table-row">
      <style:table-row-properties style:min-row-height="8.634cm" style:keep-together="false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8.454cm" fo:margin-left="0.019cm" fo:margin-right="-0.012cm" table:align="margins" style:writing-mode="lr-tb"/>
    </style:style>
    <style:style style:name="Table2.A" style:family="table-column">
      <style:table-column-properties style:column-width="18.454cm" style:rel-column-width="10462*"/>
    </style:style>
    <style:style style:name="Table2.1" style:family="table-row">
      <style:table-row-properties style:min-row-height="0.882cm" style:keep-together="false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8.269cm" style:keep-together="false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8.452cm" fo:margin-left="0.019cm" fo:margin-right="-0.011cm" table:align="margins" style:writing-mode="lr-tb"/>
    </style:style>
    <style:style style:name="Table3.A" style:family="table-column">
      <style:table-column-properties style:column-width="18.452cm" style:rel-column-width="10461*"/>
    </style:style>
    <style:style style:name="Table3.1" style:family="table-row">
      <style:table-row-properties style:min-row-height="0.882cm" style:keep-together="false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min-row-height="8.634cm" style:keep-together="false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8.646cm" fo:margin-left="0.019cm" fo:margin-right="-0.205cm" table:align="margins" style:writing-mode="lr-tb"/>
    </style:style>
    <style:style style:name="Table4.A" style:family="table-column">
      <style:table-column-properties style:column-width="4.918cm" style:rel-column-width="2788*"/>
    </style:style>
    <style:style style:name="Table4.B" style:family="table-column">
      <style:table-column-properties style:column-width="2.681cm" style:rel-column-width="1520*"/>
    </style:style>
    <style:style style:name="Table4.C" style:family="table-column">
      <style:table-column-properties style:column-width="10.888cm" style:rel-column-width="6173*"/>
    </style:style>
    <style:style style:name="Table4.D" style:family="table-column">
      <style:table-column-properties style:column-width="0.159cm" style:rel-column-width="90*"/>
    </style:style>
    <style:style style:name="Table4.1" style:family="table-row">
      <style:table-row-properties style:min-row-height="0.427cm"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4.2" style:family="table-row">
      <style:table-row-properties style:min-row-height="0.792cm" style:keep-together="false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D2" style:family="table-cell">
      <style:table-cell-properties fo:padding="0cm" fo:border-left="0.018cm solid #000000" fo:border-right="none" fo:border-top="none" fo:border-bottom="none"/>
    </style:style>
    <style:style style:name="Table4.3" style:family="table-row">
      <style:table-row-properties style:min-row-height="0.935cm" style:keep-together="false" fo:keep-together="always"/>
    </style:style>
    <style:style style:name="Table4.4" style:family="table-row">
      <style:table-row-properties style:min-row-height="0.423cm" style:keep-together="false" fo:keep-together="always"/>
    </style:style>
    <style:style style:name="Table4.8" style:family="table-row">
      <style:table-row-properties style:min-row-height="0.123cm" style:keep-together="false" fo:keep-together="always"/>
    </style:style>
    <style:style style:name="Table4.A10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style:font-name-complex="Helvetica"/>
    </style:style>
    <style:style style:name="P13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4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5" style:family="paragraph" style:parent-style-name="Heading_20_1">
      <style:text-properties fo:font-weight="bold" style:font-weight-asian="bold"/>
    </style:style>
    <style:style style:name="P16" style:family="paragraph" style:parent-style-name="Heading_20_1">
      <style:paragraph-properties style:snap-to-layout-grid="false"/>
      <style:text-properties fo:font-weight="bold" style:font-weight-asian="bold"/>
    </style:style>
    <style:style style:name="P17" style:family="paragraph" style:parent-style-name="Heading_20_1">
      <style:text-properties style:font-name="Helvetica" style:font-name-complex="Helvetica"/>
    </style:style>
    <style:style style:name="P18" style:family="paragraph" style:parent-style-name="Heading_20_3">
      <style:paragraph-properties style:snap-to-layout-grid="false"/>
      <style:text-properties fo:font-weight="bold" style:font-weight-asian="bold"/>
    </style:style>
    <style:style style:name="P19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P20" style:family="paragraph" style:parent-style-name="Heading_20_4">
      <style:text-properties style:font-name="Helvetica" style:font-name-complex="Helvetica"/>
    </style:style>
    <style:style style:name="P21" style:family="paragraph" style:parent-style-name="Standard" style:list-style-name="L1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22" style:family="paragraph" style:parent-style-name="Standard" style:list-style-name="L2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23" style:family="paragraph" style:parent-style-name="Standard" style:list-style-name="L3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T1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4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3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6" text:outline-level="1"/>
          </table:table-cell>
          <table:table-cell table:style-name="Table1.A2" table:number-columns-spanned="2" office:value-type="string">
            <text:h text:style-name="P18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15" text:outline-level="1">Project</text:h>
          </table:table-cell>
          <table:table-cell table:style-name="Table1.A3" table:number-columns-spanned="3" office:value-type="string">
            <text:h text:style-name="P19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6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arko Brčić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17.11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481324339757929507" text:style-name="L1">
              <text:list-item>
                <text:p text:style-name="P21">Assigned a lot of tasks to team members</text:p>
              </text:list-item>
              <text:list-item>
                <text:p text:style-name="P21">Reorganized the repository</text:p>
              </text:list-item>
              <text:list-item>
                <text:p text:style-name="P21">Updated team policy documents</text:p>
              </text:list-item>
              <text:list-item>
                <text:p text:style-name="P21">Implementation of dao</text:p>
              </text:list-item>
              <text:list-item>
                <text:p text:style-name="P21">Configuring project</text:p>
              </text:list-item>
              <text:list-item>
                <text:p text:style-name="P21">Added tags example to our application</text:p>
              </text:list-item>
              <text:list-item>
                <text:p text:style-name="P21">Added dao example to our application</text:p>
              </text:list-item>
              <text:list-item>
                <text:p text:style-name="P21">Configured iptables and synchronized time on our VM</text:p>
              </text:list-item>
              <text:list-item>
                <text:p text:style-name="P21">Implementation of other parts in our system</text:p>
                <text:p text:style-name="P21"/>
                <text:p text:style-name="P2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3260522661627728720" text:style-name="L2">
              <text:list-item>
                <text:p text:style-name="P22">Setting up the development environment</text:p>
              </text:list-item>
              <text:list-item>
                <text:p text:style-name="P22">The time on our server was not configured properly</text:p>
              </text:list-item>
              <text:list-item>
                <text:p text:style-name="P22">Studying a lot of things at once takes time</text:p>
              </text:list-item>
              <text:list-item>
                <text:p text:style-name="P22">Work coordination and execution in the team</text:p>
                <text:p text:style-name="P22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5574587786979081315" text:style-name="L3">
              <text:list-item>
                <text:p text:style-name="P23">Finish the parser, dao and model layer</text:p>
              </text:list-item>
              <text:list-item>
                <text:p text:style-name="P23">Finish the database</text:p>
              </text:list-item>
              <text:list-item>
                <text:p text:style-name="P23">Get final versions of team policy documents about coding conventions, communication, and git repository</text:p>
              </text:list-item>
              <text:list-item>
                <text:p text:style-name="P23"/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0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17" text:outline-level="1">Monday</text:h>
          </table:table-cell>
          <table:table-cell table:style-name="Table4.A2" office:value-type="string">
            <text:p text:style-name="P10">5</text:p>
          </table:table-cell>
          <table:table-cell table:style-name="Table4.A2" office:value-type="string">
            <text:p text:style-name="P10">Implementation, configuring, studying thing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>2</text:p>
          </table:table-cell>
          <table:table-cell table:style-name="Table4.A2" office:value-type="string">
            <text:p text:style-name="P10">Implementation, configuring, studying thing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>9</text:p>
          </table:table-cell>
          <table:table-cell table:style-name="Table4.A2" office:value-type="string">
            <text:p text:style-name="P10">Implementation, configuring, studying thing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0">6</text:p>
          </table:table-cell>
          <table:table-cell table:style-name="Table4.A2" office:value-type="string">
            <text:p text:style-name="P10">Team policies, tasks, implementation, configuring, studying things</text:p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0">5</text:p>
          </table:table-cell>
          <table:table-cell table:style-name="Table4.A2" office:value-type="string">
            <text:p text:style-name="P10">Parser implementa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>4</text:p>
          </table:table-cell>
          <table:table-cell table:style-name="Table4.A10" office:value-type="string">
            <text:p text:style-name="P10">Parameters implementa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12">31</text:p>
          </table:table-cell>
          <table:table-cell table:style-name="Table4.A11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arko Brčić</dc:creator>
    <dc:date>2013-11-18T01:03:08.79</dc:date>
    <meta:print-date>1998-10-09T11:53:00</meta:print-date>
    <meta:editing-cycles>21</meta:editing-cycles>
    <meta:editing-duration>PT1H39M46S</meta:editing-duration>
    <meta:generator>OpenOffice/4.0.1$Win32 OpenOffice.org_project/401m5$Build-9714</meta:generator>
    <meta:document-statistic meta:table-count="4" meta:image-count="3" meta:object-count="0" meta:page-count="2" meta:paragraph-count="54" meta:word-count="183" meta:character-count="1122"/>
  </office:meta>
</office:document-meta>
</file>